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866e" officeooo:paragraph-rsid="0001866e"/>
    </style:style>
    <style:style style:name="P2" style:family="paragraph" style:parent-style-name="Standard">
      <style:paragraph-properties fo:text-align="start" style:justify-single-word="false"/>
      <style:text-properties officeooo:rsid="0001866e" officeooo:paragraph-rsid="0001866e"/>
    </style:style>
    <style:style style:name="P3" style:family="paragraph" style:parent-style-name="Standard">
      <style:paragraph-properties fo:text-align="justify" style:justify-single-word="false"/>
      <style:text-properties officeooo:rsid="0001866e" officeooo:paragraph-rsid="0001866e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1866e" officeooo:paragraph-rsid="0001866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1866e" officeooo:paragraph-rsid="0001866e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1866e" officeooo:paragraph-rsid="0001866e" style:font-weight-asian="bold" style:font-weight-complex="bold"/>
    </style:style>
    <style:style style:name="P7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001866e" officeooo:paragraph-rsid="0001866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<text:span text:style-name="T1">TASK 1</text:span> </text:p>
      <text:p text:style-name="P2"/>
      <text:p text:style-name="P2">using System;</text:p>
      <text:p text:style-name="P2"/>
      <text:p text:style-name="P2">namespace task1</text:p>
      <text:p text:style-name="P2">{</text:p>
      <text:p text:style-name="P2"><text:s text:c="4"/>class Program</text:p>
      <text:p text:style-name="P2"><text:s text:c="4"/>{</text:p>
      <text:p text:style-name="P2"><text:s text:c="8"/>static void Main(string[] args)</text:p>
      <text:p text:style-name="P2">sse <text:s text:c="7"/>{</text:p>
      <text:p text:style-name="P2"><text:s text:c="12"/>Console.WriteLine("Hello World!");</text:p>
      <text:p text:style-name="P2"><text:s text:c="8"/>}</text:p>
      <text:p text:style-name="P2"><text:s text:c="4"/>}</text:p>
      <text:p text:style-name="P2">}</text:p>
      <text:p text:style-name="P2"/>
      <text:p text:style-name="P2"/>
      <text:p text:style-name="P5">TASK 2</text:p>
      <text:p text:style-name="P2"/>
      <text:p text:style-name="P2">using System;</text:p>
      <text:p text:style-name="P2">using Xunit;</text:p>
      <text:p text:style-name="P2"/>
      <text:p text:style-name="P2">namespace task2</text:p>
      <text:p text:style-name="P2">{</text:p>
      <text:p text:style-name="P2"><text:s text:c="4"/>public class Calculator</text:p>
      <text:p text:style-name="P2"><text:s text:c="4"/>{</text:p>
      <text:p text:style-name="P2"><text:s text:c="8"/>public double Multiply(double lhs, double rhs)</text:p>
      <text:p text:style-name="P2"><text:s text:c="8"/>{</text:p>
      <text:p text:style-name="P2"><text:s text:c="12"/>return lhs * rhs;</text:p>
      <text:p text:style-name="P2"><text:s text:c="8"/>}</text:p>
      <text:p text:style-name="P2"/>
      <text:p text:style-name="P2"><text:s text:c="8"/>public double Divide(double lhs, double rhs)</text:p>
      <text:p text:style-name="P2"><text:s text:c="8"/>{</text:p>
      <text:p text:style-name="P2"><text:s text:c="12"/>if (rhs == 0)</text:p>
      <text:p text:style-name="P2"><text:s text:c="12"/>{</text:p>
      <text:p text:style-name="P2"><text:s text:c="16"/>return double.NaN;</text:p>
      <text:p text:style-name="P2"><text:s text:c="12"/>}</text:p>
      <text:p text:style-name="P2"><text:s text:c="12"/>return lhs / rhs;</text:p>
      <text:p text:style-name="P2"><text:s text:c="8"/>}</text:p>
      <text:p text:style-name="P2"/>
      <text:p text:style-name="P2"><text:s text:c="8"/>[Fact]</text:p>
      <text:p text:style-name="P2"><text:s text:c="8"/>public void TestMultiply()</text:p>
      <text:p text:style-name="P2"><text:s text:c="8"/>{</text:p>
      <text:p text:style-name="P2"><text:s text:c="12"/>var c = new Calculator();</text:p>
      <text:p text:style-name="P2"><text:s text:c="12"/>var result = c.Multiply(3, 2);</text:p>
      <text:p text:style-name="P2"><text:s text:c="12"/>Assert.Equal(result, 6);</text:p>
      <text:p text:style-name="P2"><text:s text:c="8"/>}</text:p>
      <text:p text:style-name="P2"/>
      <text:p text:style-name="P2"><text:s text:c="8"/>[Fact]</text:p>
      <text:p text:style-name="P2"><text:s text:c="8"/>public void TestDivide()</text:p>
      <text:p text:style-name="P2"><text:s text:c="8"/>{</text:p>
      <text:p text:style-name="P2"><text:s text:c="12"/>var c = new Calculator();</text:p>
      <text:p text:style-name="P2"><text:s text:c="12"/>var result = c.Divide(6, 3);</text:p>
      <text:p text:style-name="P2"><text:s text:c="12"/>Assert.Equal(result, 2);</text:p>
      <text:p text:style-name="P2"><text:s text:c="8"/>}</text:p>
      <text:p text:style-name="P2"/>
      <text:p text:style-name="P2"><text:s text:c="8"/>[Fact]</text:p>
      <text:p text:style-name="P2"><text:s text:c="8"/>public void TestDivideByZero()</text:p>
      <text:p text:style-name="P2"><text:s text:c="8"/>{</text:p>
      <text:p text:style-name="P2"><text:s text:c="12"/>var c = new Calculator();</text:p>
      <text:p text:style-name="P2"><text:s text:c="12"/>var result = c.Divide(6, 0);</text:p>
      <text:p text:style-name="P2"><text:s text:c="12"/>Assert.Equal(result, double.NaN);</text:p>
      <text:p text:style-name="P2"><text:s text:c="8"/>}</text:p>
      <text:p text:style-name="P2"><text:s text:c="4"/>}</text:p>
      <text:p text:style-name="P2">}</text:p>
      <text:p text:style-name="P2"/>
      <text:p text:style-name="P6">TASK 3</text:p>
      <text:p text:style-name="P2"/>
      <text:p text:style-name="P2">using System;</text:p>
      <text:p text:style-name="P2">using Xunit;</text:p>
      <text:p text:style-name="P2"/>
      <text:p text:style-name="P2">namespace Task3</text:p>
      <text:p text:style-name="P2">{</text:p>
      <text:p text:style-name="P2"><text:s text:c="4"/>public class Calculator</text:p>
      <text:p text:style-name="P2"><text:s text:c="4"/>{</text:p>
      <text:p text:style-name="P2"><text:s text:c="8"/>private IResultWriter _resultWriter;</text:p>
      <text:p text:style-name="P2"/>
      <text:p text:style-name="P2"><text:s text:c="8"/>public Calculator(IResultWriter rw)</text:p>
      <text:p text:style-name="P2"><text:s text:c="8"/>{</text:p>
      <text:p text:style-name="P2"><text:s text:c="12"/>_resultWriter = rw;</text:p>
      <text:p text:style-name="P2"><text:s text:c="8"/>}</text:p>
      <text:p text:style-name="P2"/>
      <text:p text:style-name="P2"><text:s text:c="8"/>public double Multiply(double lhs, double rhs)</text:p>
      <text:p text:style-name="P2"><text:s text:c="8"/>{</text:p>
      <text:p text:style-name="P2"><text:s text:c="12"/>var result = lhs * rhs;</text:p>
      <text:p text:style-name="P2"><text:s text:c="12"/>_resultWriter.WriteResult(result);</text:p>
      <text:p text:style-name="P2"><text:s text:c="12"/>return result;</text:p>
      <text:p text:style-name="P2"><text:s text:c="8"/>}</text:p>
      <text:p text:style-name="P2"/>
      <text:p text:style-name="P2"><text:s text:c="8"/>public double Divide(double lhs, double rhs)</text:p>
      <text:p text:style-name="P2"><text:s text:c="8"/>{</text:p>
      <text:p text:style-name="P2"><text:s text:c="12"/>double result;</text:p>
      <text:p text:style-name="P2"><text:s text:c="12"/>if (rhs == 0)</text:p>
      <text:p text:style-name="P2"><text:s text:c="12"/>{</text:p>
      <text:p text:style-name="P2"><text:s text:c="16"/>result = double.NaN;</text:p>
      <text:p text:style-name="P2"><text:s text:c="12"/>}</text:p>
      <text:p text:style-name="P2"><text:s text:c="12"/>else</text:p>
      <text:p text:style-name="P2"><text:s text:c="12"/>{</text:p>
      <text:p text:style-name="P2"><text:soft-page-break/><text:s text:c="16"/>result = lhs / rhs;</text:p>
      <text:p text:style-name="P2"><text:s text:c="12"/>}</text:p>
      <text:p text:style-name="P2"><text:s text:c="12"/>_resultWriter.WriteResult(result);</text:p>
      <text:p text:style-name="P2"><text:s text:c="12"/>return result;</text:p>
      <text:p text:style-name="P2"><text:s text:c="8"/>}</text:p>
      <text:p text:style-name="P2"><text:s text:c="4"/>}</text:p>
      <text:p text:style-name="P7">}</text:p>
      <text:p text:style-name="P2"/>
      <text:p text:style-name="P2">using System.IO;</text:p>
      <text:p text:style-name="P2"/>
      <text:p text:style-name="P2">namespace Task3</text:p>
      <text:p text:style-name="P2">{</text:p>
      <text:p text:style-name="P2"><text:s text:c="4"/>public interface IResultWriter</text:p>
      <text:p text:style-name="P2"><text:s text:c="4"/>{</text:p>
      <text:p text:style-name="P2"><text:s text:c="8"/>void WriteResult(double result);</text:p>
      <text:p text:style-name="P2"><text:s text:c="4"/>}</text:p>
      <text:p text:style-name="P2"/>
      <text:p text:style-name="P2"><text:s text:c="4"/>public class ResultWriter : IResultWriter</text:p>
      <text:p text:style-name="P2"><text:s text:c="4"/>{</text:p>
      <text:p text:style-name="P2"><text:s text:c="8"/>public void WriteResult(double result)</text:p>
      <text:p text:style-name="P2"><text:s text:c="8"/>{</text:p>
      <text:p text:style-name="P2"><text:s text:c="12"/>using (var f = File.Create("test.txt"))</text:p>
      <text:p text:style-name="P2"><text:s text:c="12"/>using (var sw = new StreamWriter(f))</text:p>
      <text:p text:style-name="P2"><text:s text:c="12"/>{</text:p>
      <text:p text:style-name="P2"><text:s text:c="16"/>sw.WriteLine(result);</text:p>
      <text:p text:style-name="P2"><text:s text:c="12"/>}</text:p>
      <text:p text:style-name="P2"><text:s text:c="8"/>}</text:p>
      <text:p text:style-name="P2"><text:s text:c="4"/>}</text:p>
      <text:p text:style-name="P7">}</text:p>
      <text:p text:style-name="P2"/>
      <text:p text:style-name="P2"/>
      <text:p text:style-name="P2">using Xunit;</text:p>
      <text:p text:style-name="P2">using Moq;</text:p>
      <text:p text:style-name="P2">using System.IO;</text:p>
      <text:p text:style-name="P2"/>
      <text:p text:style-name="P2">namespace Task3</text:p>
      <text:p text:style-name="P2">{</text:p>
      <text:p text:style-name="P2"><text:s text:c="4"/>public class Tests</text:p>
      <text:p text:style-name="P2"><text:s text:c="4"/>{</text:p>
      <text:p text:style-name="P2"><text:s text:c="8"/>private IResultWriter _resultWriter;</text:p>
      <text:p text:style-name="P2"/>
      <text:p text:style-name="P2"><text:s text:c="8"/>public Tests()</text:p>
      <text:p text:style-name="P2"><text:s text:c="8"/>{</text:p>
      <text:p text:style-name="P2"><text:s text:c="12"/>var mock = new Mock&lt;IResultWriter&gt;();</text:p>
      <text:p text:style-name="P2"><text:s text:c="12"/>mock.Setup(o =&gt; o.WriteResult(It.IsAny&lt;double&gt;()));</text:p>
      <text:p text:style-name="P2"><text:s text:c="12"/>_resultWriter = mock.Object;</text:p>
      <text:p text:style-name="P2"><text:s text:c="8"/>}</text:p>
      <text:p text:style-name="P2"/>
      <text:p text:style-name="P2"><text:s text:c="8"/>[Fact]</text:p>
      <text:p text:style-name="P2"><text:s text:c="8"/>public void TestMultiply()</text:p>
      <text:p text:style-name="P2"><text:s text:c="8"/>{</text:p>
      <text:p text:style-name="P2"><text:s text:c="12"/>var c = new Calculator(_resultWriter);</text:p>
      <text:p text:style-name="P2"><text:s text:c="12"/>var result = c.Multiply(3, 2);</text:p>
      <text:p text:style-name="P2"><text:s text:c="12"/>Assert.Equal(result, 6);</text:p>
      <text:p text:style-name="P2"><text:s text:c="8"/>}</text:p>
      <text:p text:style-name="P2"/>
      <text:p text:style-name="P2"><text:s text:c="8"/>[Fact]</text:p>
      <text:p text:style-name="P2"><text:s text:c="8"/>public void TestDivide()</text:p>
      <text:p text:style-name="P2"><text:s text:c="8"/>{</text:p>
      <text:p text:style-name="P2"><text:s text:c="12"/>var c = new Calculator(_resultWriter);</text:p>
      <text:p text:style-name="P2"><text:s text:c="12"/>var result = c.Divide(6, 3);</text:p>
      <text:p text:style-name="P2"><text:s text:c="12"/>Assert.Equal(result, 2);</text:p>
      <text:p text:style-name="P2"><text:s text:c="8"/>}</text:p>
      <text:p text:style-name="P2"/>
      <text:p text:style-name="P2"><text:s text:c="8"/>[Fact]</text:p>
      <text:p text:style-name="P2"><text:s text:c="8"/>public void TestDivideByZero()</text:p>
      <text:p text:style-name="P2"><text:s text:c="8"/>{</text:p>
      <text:p text:style-name="P2"><text:s text:c="12"/>var c = new Calculator(_resultWriter);</text:p>
      <text:p text:style-name="P2"><text:s text:c="12"/>var result = c.Divide(6, 0);</text:p>
      <text:p text:style-name="P2"><text:s text:c="12"/>Assert.Equal(result, double.NaN);</text:p>
      <text:p text:style-name="P2"><text:s text:c="8"/>}</text:p>
      <text:p text:style-name="P2"/>
      <text:p text:style-name="P2"><text:s text:c="8"/>[Fact]</text:p>
      <text:p text:style-name="P2"><text:s text:c="8"/>public void TestException()</text:p>
      <text:p text:style-name="P2"><text:s text:c="8"/>{</text:p>
      <text:p text:style-name="P2"><text:s text:c="12"/>var mock = new Mock&lt;IResultWriter&gt;();</text:p>
      <text:p text:style-name="P2"><text:s text:c="12"/>mock.Setup(o =&gt; o.WriteResult(It.IsAny&lt;double&gt;())).Throws(new IOException("Disk is full"));</text:p>
      <text:p text:style-name="P2"/>
      <text:p text:style-name="P2"><text:s text:c="12"/>var c = new Calculator(mock.Object);</text:p>
      <text:p text:style-name="P2"><text:s text:c="12"/>Assert.Throws&lt;IOException&gt;(() =&gt; c.Multiply(3, 2));</text:p>
      <text:p text:style-name="P2"><text:s text:c="8"/>}</text:p>
      <text:p text:style-name="P2"><text:s text:c="4"/>}</text:p>
      <text:p text:style-name="P2">}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weight="bold" officeooo:rsid="0001866e" officeooo:paragraph-rsid="0001866e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SE 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4:18:30.491669389</meta:creation-date>
    <meta:print-date>2018-01-29T14:25:26.739175953</meta:print-date>
    <dc:date>2018-01-29T14:26:30.049321612</dc:date>
    <meta:editing-duration>PT8M</meta:editing-duration>
    <meta:editing-cycles>1</meta:editing-cycles>
    <meta:document-statistic meta:table-count="0" meta:image-count="0" meta:object-count="0" meta:page-count="2" meta:paragraph-count="153" meta:word-count="351" meta:character-count="3467" meta:non-whitespace-character-count="2117"/>
    <meta:generator>LibreOffice/5.3.5.2$Linux_X86_64 LibreOffice_project/30m0$Build-2</meta:generator>
  </office:meta>
</office:document-meta>
</file>